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officeooo:rsid="000c927d" officeooo:paragraph-rsid="000c927d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Liberation Mono" fo:font-style="normal" style:text-underline-style="none" fo:font-weight="bold" officeooo:rsid="000c927d" officeooo:paragraph-rsid="000c927d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font-name="Liberation Mono" fo:font-size="12pt" fo:font-weight="bold" officeooo:paragraph-rsid="000c927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0c927d" officeooo:paragraph-rsid="000c927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Preformatted_20_Text">
      <style:text-properties fo:font-style="normal" style:text-underline-style="none" fo:font-weight="normal" officeooo:rsid="000c927d" officeooo:paragraph-rsid="000c927d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ize="12pt" fo:font-style="normal" style:text-underline-style="none" fo:font-weight="bold" officeooo:rsid="000c927d" officeooo:paragraph-rsid="000c927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Preformatted_20_Text">
      <style:text-properties style:font-name="Liberation Serif" fo:font-size="12pt" fo:font-style="normal" style:text-underline-style="none" fo:font-weight="normal" officeooo:rsid="000fee9b" officeooo:paragraph-rsid="000fee9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text-properties style:font-name="Liberation Serif" fo:font-size="12pt" officeooo:rsid="000c927d" officeooo:paragraph-rsid="000c927d" style:font-size-asian="12pt" style:font-size-complex="12pt"/>
    </style:style>
    <style:style style:name="P9" style:family="paragraph" style:parent-style-name="Preformatted_20_Text">
      <style:text-properties style:font-name="Liberation Mono" fo:font-size="12pt" fo:font-style="normal" style:text-underline-style="none" fo:font-weight="bold" officeooo:rsid="000fee9b" officeooo:paragraph-rsid="000fee9b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normal" style:text-underline-style="none" fo:font-weight="normal" officeooo:rsid="000c927d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officeooo:rsid="000c927d" style:font-style-asian="normal" style:font-style-complex="normal"/>
    </style:style>
    <style:style style:name="T3" style:family="text">
      <style:text-properties officeooo:rsid="000e2856"/>
    </style:style>
    <style:style style:name="T4" style:family="text">
      <style:text-properties officeooo:rsid="001156c9"/>
    </style:style>
    <style:style style:name="T5" style:family="text">
      <style:text-properties officeooo:rsid="0011ec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ooting BBB from USB:</text:p>
      <text:p text:style-name="P1">Steps:</text:p>
      <text:p text:style-name="P1"/>
      <text:p text:style-name="P1">1. Do the partitions of your USB stick as same as Sdcard partition, and copy the files to the /boot partitioin.</text:p>
      <text:p text:style-name="P1">2. Copy the root file system to the FirstRootFs folder</text:p>
      <text:p text:style-name="P1">3. Connect the USB stick to the board.</text:p>
      <text:p text:style-name="P1">4. Now boot the board, and your board should have the u-boot to use the USB booting of your kernel and root file system.</text:p>
      <text:p text:style-name="P1">5. Once your board booted and stop it in u-boot prompt.</text:p>
      <text:p text:style-name="P1"/>
      <text:p text:style-name="P2">U-boot# usb start</text:p>
      <text:p text:style-name="P1">starting USB...</text:p>
      <text:p text:style-name="P1">USB0: <text:s text:c="2"/>scanning bus 0 for devices... 1 USB Device(s) found</text:p>
      <text:p text:style-name="P1"><text:s text:c="7"/>scanning usb for storage devices... 1 Storage Device(s) found</text:p>
      <text:p text:style-name="P1"/>
      <text:p text:style-name="P2">U-boot# <text:s/>usb part 0</text:p>
      <text:p text:style-name="P1">Partition Map for USB device 0 <text:s/>-- <text:s text:c="2"/>Partition Type: DOS</text:p>
      <text:p text:style-name="P1"></text:p>
      <text:p text:style-name="P1">Part <text:s text:c="3"/>Start Sector <text:s text:c="3"/>Num Sectors <text:s text:c="4"/>UUID <text:s text:c="11"/>Type</text:p>
      <text:p text:style-name="P1"><text:s text:c="2"/>1 <text:s text:c="4"/>2048 <text:s text:c="11"/>237568 <text:s text:c="9"/>000935d2-01 <text:s text:c="4"/>0c Boot</text:p>
      <text:p text:style-name="P1"><text:s text:c="2"/>2 <text:s text:c="4"/>239616 <text:s text:c="9"/>15192064 <text:s text:c="7"/>000935d2-02 <text:s text:c="4"/>83</text:p>
      <text:p text:style-name="P1"/>
      <text:p text:style-name="P3"><text:span text:style-name="T2">U-boot# <text:s/></text:span>ext<text:span text:style-name="T5">2</text:span>ls usb 0:2 /boot</text:p>
      <text:p text:style-name="P8">&lt;DIR&gt; <text:s text:c="6"/>4096 .</text:p>
      <text:p text:style-name="P8">&lt;DIR&gt; <text:s text:c="6"/>4096 ..</text:p>
      <text:p text:style-name="P8"><text:s text:c="9"/>3574064 vmlinuz-3.14.4.1-bone-armhf.com</text:p>
      <text:p text:style-name="P8">&lt;DIR&gt; <text:s text:c="6"/>4096 dtbs</text:p>
      <text:p text:style-name="P8">&lt;SYM&gt; <text:s text:c="8"/>31 zImage</text:p>
      <text:p text:style-name="P8"><text:s text:c="9"/>2556914 System.map-3.14.4.1-bone-armhf.com</text:p>
      <text:p text:style-name="P8"><text:s text:c="10"/>120500 config-3.14.4.1-bone-armhf.com</text:p>
      <text:p text:style-name="P5"/>
      <text:p text:style-name="P6">U-boot# ext<text:span text:style-name="T5">2</text:span>load usb 0:2 ${loadaddr} /boot/zImage</text:p>
      <text:p text:style-name="P1">3574064 bytes read in 2624 ms (1.3 MiB/s)</text:p>
      <text:p text:style-name="P1"/>
      <text:p text:style-name="P6"><text:span text:style-name="T3">U-boot# </text:span>ext<text:span text:style-name="T5">2</text:span>load usb 0:2 ${fdtaddr} /boot/dtbs/<text:span text:style-name="T3">am335x-boneblack.dtb</text:span></text:p>
      <text:p text:style-name="P7">31547 bytes read in 486 ms (62.5 KiB/s)</text:p>
      <text:p text:style-name="P7"/>
      <text:p text:style-name="P9">U-Boot# setenv bootargs console=${console} root=/dev/sd<text:span text:style-name="T4">a</text:span>2 rw rootdelay=5</text:p>
      <text:p text:style-name="P9"/>
      <text:p text:style-name="P9">U-Boot# bootz ${loadaddr} - ${fdtadd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8:57:48.374888435</meta:creation-date>
    <dc:date>2016-05-31T19:32:57.504559348</dc:date>
    <meta:editing-duration>PT19M14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98" meta:character-count="1396" meta:non-whitespace-character-count="1069"/>
  </office:meta>
</office:document-meta>
</file>